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variable"/>
    <style:font-face style:name="Hack Nerd Font Mono1" svg:font-family="'Hack Nerd Font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0.999cm" fo:min-width="0.714cm"/>
      <style:paragraph-properties style:writing-mode="lr-tb"/>
    </style:style>
    <style:style style:name="gr2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1cm" fo:min-width="0.714cm"/>
      <style:paragraph-properties style:writing-mode="lr-tb"/>
    </style:style>
    <style:style style:name="gr3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1cm" fo:min-width="0.715cm"/>
      <style:paragraph-properties style:writing-mode="lr-tb"/>
    </style:style>
    <style:style style:name="gr4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714cm"/>
      <style:paragraph-properties style:writing-mode="lr-tb"/>
    </style:style>
    <style:style style:name="gr5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6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.25cm"/>
      <style:paragraph-properties style:writing-mode="lr-tb"/>
    </style:style>
    <style:style style:name="gr7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0.999cm" fo:min-width="0.718cm"/>
      <style:paragraph-properties style:writing-mode="lr-tb"/>
    </style:style>
    <style:style style:name="gr8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9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718cm"/>
      <style:paragraph-properties style:writing-mode="lr-tb"/>
    </style:style>
    <style:style style:name="gr10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.024cm"/>
      <style:paragraph-properties style:writing-mode="lr-tb"/>
    </style:style>
    <style:style style:name="gr11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12" style:family="graphic" style:parent-style-name="standard">
      <style:graphic-properties svg:stroke-color="#999999" draw:fill-color="#eeeeee" draw:textarea-horizontal-align="justify" draw:textarea-vertical-align="middle" draw:auto-grow-height="false" fo:min-height="0.25cm" fo:min-width="2.25cm"/>
      <style:paragraph-properties style:writing-mode="lr-tb"/>
    </style:style>
    <style:style style:name="gr13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14" style:family="graphic" style:parent-style-name="standard">
      <style:graphic-properties svg:stroke-color="#069a2e" draw:stroke-linejoin="round" draw:fill-color="#afd095" draw:textarea-horizontal-align="justify" draw:textarea-vertical-align="middle" draw:auto-grow-height="false" fo:min-height="0.999cm" fo:min-width="0.932cm"/>
      <style:paragraph-properties style:writing-mode="lr-tb"/>
    </style:style>
    <style:style style:name="gr15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5cm"/>
      <style:paragraph-properties style:writing-mode="lr-tb"/>
    </style:style>
    <style:style style:name="gr16" style:family="graphic" style:parent-style-name="standard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gr17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18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932cm"/>
      <style:paragraph-properties style:writing-mode="lr-tb"/>
    </style:style>
    <style:style style:name="gr19" style:family="graphic" style:parent-style-name="standard" style:list-style-name="L1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gr20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21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22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23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0.999cm" fo:min-width="0.718cm"/>
      <style:paragraph-properties style:writing-mode="lr-tb"/>
    </style:style>
    <style:style style:name="gr24" style:family="graphic" style:parent-style-name="standard" style:list-style-name="L1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gr25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964cm"/>
      <style:paragraph-properties style:writing-mode="lr-tb"/>
    </style:style>
    <style:style style:name="gr26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0.999cm" fo:min-width="0.964cm"/>
      <style:paragraph-properties style:writing-mode="lr-tb"/>
    </style:style>
    <style:style style:name="gr27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P1" style:family="paragraph">
      <style:paragraph-properties fo:text-align="center" style:writing-mode="lr-tb"/>
      <style:text-properties fo:color="#2a6099" loext:opacity="100%" style:font-name="Hack Nerd Font Mono1" fo:font-size="14pt" style:font-size-asian="14pt" style:font-size-complex="14pt"/>
    </style:style>
    <style:style style:name="P2" style:family="paragraph">
      <loext:graphic-properties draw:fill-color="#dee6ef"/>
      <style:paragraph-properties fo:text-align="center" style:writing-mode="lr-tb"/>
      <style:text-properties fo:color="#2a6099" loext:opacity="100%" loext:color-lum-mod="100%" loext:color-lum-off="0%" style:font-name="Hack Nerd Font Mono1" fo:font-size="14pt" style:font-size-asian="14pt" style:font-size-complex="14pt"/>
    </style:style>
    <style:style style:name="P3" style:family="paragraph">
      <style:paragraph-properties fo:text-align="center" style:writing-mode="lr-tb"/>
      <style:text-properties fo:color="#2a6099" loext:opacity="100%" style:font-name="Hack Nerd Font Mono1" fo:font-size="14pt"/>
    </style:style>
    <style:style style:name="P4" style:family="paragraph">
      <loext:graphic-properties draw:fill-color="#dee6ef"/>
      <style:paragraph-properties fo:text-align="center" style:writing-mode="lr-tb"/>
      <style:text-properties fo:color="#2a6099" loext:opacity="100%" loext:color-lum-mod="100%" loext:color-lum-off="0%" style:font-name="Hack Nerd Font Mono1" fo:font-size="14pt"/>
    </style:style>
    <style:style style:name="P5" style:family="paragraph">
      <style:paragraph-properties fo:text-align="center" style:writing-mode="lr-tb"/>
      <style:text-properties fo:color="#00a933" loext:opacity="100%" style:font-name="Hack Nerd Font Mono1" fo:font-size="14pt"/>
    </style:style>
    <style:style style:name="P6" style:family="paragraph">
      <loext:graphic-properties draw:fill-color="#dde8cb"/>
      <style:paragraph-properties fo:text-align="center" style:writing-mode="lr-tb"/>
      <style:text-properties fo:color="#00a933" loext:opacity="100%" loext:color-lum-mod="100%" loext:color-lum-off="0%" style:font-name="Hack Nerd Font Mono1" fo:font-size="14pt"/>
    </style:style>
    <style:style style:name="P7" style:family="paragraph">
      <style:paragraph-properties fo:text-align="center" style:writing-mode="lr-tb"/>
      <style:text-properties fo:color="#158466" loext:opacity="100%" style:font-name="Hack Nerd Font Mono1" fo:font-size="8pt" style:font-size-asian="8pt" style:font-size-complex="8pt"/>
    </style:style>
    <style:style style:name="P8" style:family="paragraph">
      <loext:graphic-properties draw:fill-color="#dde8cb"/>
      <style:paragraph-properties fo:text-align="center" style:writing-mode="lr-tb"/>
      <style:text-properties fo:color="#158466" loext:opacity="100%" loext:color-lum-mod="100%" loext:color-lum-off="0%" style:font-name="Hack Nerd Font Mono1" fo:font-size="8pt" style:font-size-asian="8pt" style:font-size-complex="8pt"/>
    </style:style>
    <style:style style:name="P9" style:family="paragraph">
      <style:paragraph-properties fo:text-align="center" style:writing-mode="lr-tb"/>
      <style:text-properties fo:color="#00a933" loext:opacity="100%" style:font-name="Hack Nerd Font Mono1" fo:font-size="9pt"/>
    </style:style>
    <style:style style:name="P10" style:family="paragraph">
      <loext:graphic-properties draw:fill-color="#dde8cb"/>
      <style:paragraph-properties fo:text-align="center" style:writing-mode="lr-tb"/>
      <style:text-properties fo:color="#00a933" loext:opacity="100%" loext:color-lum-mod="100%" loext:color-lum-off="0%" style:font-name="Hack Nerd Font Mono1" fo:font-size="9pt"/>
    </style:style>
    <style:style style:name="P11" style:family="paragraph">
      <style:paragraph-properties fo:text-align="center" style:writing-mode="lr-tb"/>
      <style:text-properties fo:color="#00a933" loext:opacity="100%" style:font-name="Hack Nerd Font Mono1" fo:font-size="7pt" fo:letter-spacing="-0.03cm" style:font-size-asian="7pt" style:font-size-complex="7pt"/>
    </style:style>
    <style:style style:name="P12" style:family="paragraph">
      <loext:graphic-properties draw:fill-color="#dde8cb"/>
      <style:paragraph-properties fo:text-align="center" style:writing-mode="lr-tb"/>
      <style:text-properties fo:color="#00a933" loext:opacity="100%" loext:color-lum-mod="100%" loext:color-lum-off="0%" style:font-name="Hack Nerd Font Mono1" fo:font-size="7pt" fo:letter-spacing="-0.03cm" style:font-size-asian="7pt" style:font-size-complex="7pt"/>
    </style:style>
    <style:style style:name="P13" style:family="paragraph">
      <style:paragraph-properties fo:text-align="center" style:writing-mode="lr-tb"/>
      <style:text-properties fo:color="#00a933" loext:opacity="100%" style:font-name="Hack Nerd Font Mono1" fo:font-size="7pt" style:font-size-asian="7pt" style:font-size-complex="7pt"/>
    </style:style>
    <style:style style:name="P14" style:family="paragraph">
      <loext:graphic-properties draw:fill-color="#dde8cb"/>
      <style:paragraph-properties fo:text-align="center" style:writing-mode="lr-tb"/>
      <style:text-properties fo:color="#00a933" loext:opacity="100%" loext:color-lum-mod="100%" loext:color-lum-off="0%" style:font-name="Hack Nerd Font Mono1" fo:font-size="7pt" style:font-size-asian="7pt" style:font-size-complex="7pt"/>
    </style:style>
    <style:style style:name="P15" style:family="paragraph">
      <style:paragraph-properties fo:text-align="center" style:writing-mode="lr-tb"/>
      <style:text-properties fo:color="#158466" loext:opacity="100%" style:font-name="Hack Nerd Font Mono1" fo:font-size="14pt"/>
    </style:style>
    <style:style style:name="P16" style:family="paragraph">
      <loext:graphic-properties draw:fill-color="#dde8cb"/>
      <style:paragraph-properties fo:text-align="center" style:writing-mode="lr-tb"/>
      <style:text-properties fo:color="#158466" loext:opacity="100%" loext:color-lum-mod="100%" loext:color-lum-off="0%" style:font-name="Hack Nerd Font Mono1" fo:font-size="14pt"/>
    </style:style>
    <style:style style:name="P17" style:family="paragraph">
      <style:paragraph-properties fo:text-align="center" style:writing-mode="lr-tb"/>
      <style:text-properties fo:color="#158466" loext:opacity="100%" style:font-name="Hack Nerd Font Mono1" fo:font-size="8pt"/>
    </style:style>
    <style:style style:name="P18" style:family="paragraph">
      <loext:graphic-properties draw:fill-color="#dde8cb"/>
      <style:paragraph-properties fo:text-align="center" style:writing-mode="lr-tb"/>
      <style:text-properties fo:color="#158466" loext:opacity="100%" loext:color-lum-mod="100%" loext:color-lum-off="0%" style:font-name="Hack Nerd Font Mono1" fo:font-size="8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style:text-outline="false" style:text-line-through-style="none" style:text-line-through-type="none" style:font-name="Hack Nerd Font Mono1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-color="#dde8cb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loext:color-lum-mod="100%" loext:color-lum-off="0%" style:text-outline="false" style:text-line-through-style="none" style:text-line-through-type="none" style:font-name="Hack Nerd Font Mono1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a933" loext:opacity="100%" style:font-name="Hack Nerd Font Mono1" fo:font-size="7pt" style:font-size-asian="7pt" style:font-size-complex="7pt"/>
    </style:style>
    <style:style style:name="P22" style:family="paragraph">
      <style:paragraph-properties fo:text-align="center" style:writing-mode="lr-tb"/>
      <style:text-properties fo:color="#999999" loext:opacity="100%" fo:font-size="10pt"/>
    </style:style>
    <style:style style:name="P23" style:family="paragraph">
      <loext:graphic-properties draw:fill-color="#eeeeee"/>
      <style:paragraph-properties fo:text-align="center" style:writing-mode="lr-tb"/>
      <style:text-properties fo:color="#999999" loext:opacity="100%" loext:color-lum-mod="100%" loext:color-lum-off="0%" fo:font-size="10pt"/>
    </style:style>
    <style:style style:name="P24" style:family="paragraph">
      <loext:graphic-properties draw:fill-color="#dde8cb"/>
      <style:paragraph-properties fo:text-align="center" style:writing-mode="lr-tb"/>
      <style:text-properties fo:color="#00a933" loext:opacity="100%" loext:color-lum-mod="100%" loext:color-lum-off="0%" style:font-name="Hack Nerd Font Mono1" fo:font-size="14pt" style:font-size-asian="7pt" style:font-size-complex="7pt"/>
    </style:style>
    <style:style style:name="P25" style:family="paragraph">
      <loext:graphic-properties draw:fill-color="#afd095"/>
      <style:paragraph-properties fo:text-align="center" style:writing-mode="lr-tb"/>
      <style:text-properties fo:color="#00a933" loext:opacity="100%" loext:color-lum-mod="100%" loext:color-lum-off="0%" style:font-name="Hack Nerd Font Mono1" fo:font-size="7pt" style:font-size-asian="7pt" style:font-size-complex="7pt"/>
    </style:style>
    <style:style style:name="P26" style:family="paragraph">
      <style:paragraph-properties fo:text-align="center" style:writing-mode="lr-tb"/>
      <style:text-properties fo:color="#2a6099" loext:opacity="100%" style:font-name="Hack Nerd Font Mono1" fo:font-size="10pt"/>
    </style:style>
    <style:style style:name="P2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1" fo:font-size="10pt"/>
    </style:style>
    <style:style style:name="P28" style:family="paragraph">
      <loext:graphic-properties draw:fill-color="#dee6ef"/>
      <style:paragraph-properties fo:text-align="center" style:writing-mode="lr-tb"/>
      <style:text-properties fo:color="#2a6099" loext:opacity="100%" loext:color-lum-mod="100%" loext:color-lum-off="0%" style:font-name="Hack Nerd Font Mono1" fo:font-size="10pt"/>
    </style:style>
    <style:style style:name="P29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loext:color-lum-mod="100%" loext:color-lum-off="0%" style:font-name="Hack Nerd Font Mono1" fo:font-size="10pt"/>
    </style:style>
    <style:style style:name="P30" style:family="paragraph">
      <style:paragraph-properties fo:text-align="center" style:writing-mode="lr-tb"/>
      <style:text-properties fo:color="#2a6099" loext:opacity="100%" style:font-name="Hack Nerd Font Mono1" fo:font-size="8pt"/>
    </style:style>
    <style:style style:name="P31" style:family="paragraph">
      <loext:graphic-properties draw:fill-color="#dee6ef"/>
      <style:paragraph-properties fo:text-align="center" style:writing-mode="lr-tb"/>
      <style:text-properties fo:color="#2a6099" loext:opacity="100%" loext:color-lum-mod="100%" loext:color-lum-off="0%" style:font-name="Hack Nerd Font Mono1" fo:font-size="8pt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1" fo:font-size="8pt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1" fo:font-size="14pt"/>
    </style:style>
    <style:style style:name="P34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loext:color-lum-mod="100%" loext:color-lum-off="0%" style:text-outline="false" style:text-line-through-style="none" style:text-line-through-type="none" style:font-name="Hack Nerd Font Mono1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loext:color-lum-mod="100%" loext:color-lum-off="0%" style:font-name="Hack Nerd Font Mono1" fo:font-size="14pt"/>
    </style:style>
    <style:style style:name="P36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loext:color-lum-mod="100%" loext:color-lum-off="0%" style:font-name="Hack Nerd Font Mono1" fo:font-size="8pt"/>
    </style:style>
    <style:style style:name="P37" style:family="paragraph">
      <style:paragraph-properties fo:text-align="center" style:writing-mode="lr-tb"/>
      <style:text-properties fo:color="#00a933" loext:opacity="100%" style:font-name="Hack Nerd Font Mono1" fo:font-size="8pt"/>
    </style:style>
    <style:style style:name="P38" style:family="paragraph">
      <loext:graphic-properties draw:fill-color="#dde8cb"/>
      <style:paragraph-properties fo:text-align="center" style:writing-mode="lr-tb"/>
      <style:text-properties fo:color="#00a933" loext:opacity="100%" loext:color-lum-mod="100%" loext:color-lum-off="0%" style:font-name="Hack Nerd Font Mono1" fo:font-size="8pt"/>
    </style:style>
    <style:style style:name="P39" style:family="paragraph">
      <style:paragraph-properties fo:text-align="center" style:writing-mode="lr-tb"/>
      <style:text-properties fo:color="#00a933" loext:opacity="100%" style:font-name="Hack Nerd Font Mono1" fo:font-size="6pt" fo:letter-spacing="-0.03cm" style:font-size-asian="6pt" style:font-size-complex="6pt"/>
    </style:style>
    <style:style style:name="P40" style:family="paragraph">
      <loext:graphic-properties draw:fill-color="#dde8cb"/>
      <style:paragraph-properties fo:text-align="center" style:writing-mode="lr-tb"/>
      <style:text-properties fo:color="#00a933" loext:opacity="100%" loext:color-lum-mod="100%" loext:color-lum-off="0%" style:font-name="Hack Nerd Font Mono1" fo:font-size="6pt" fo:letter-spacing="-0.03cm" style:font-size-asian="6pt" style:font-size-complex="6pt"/>
    </style:style>
    <style:style style:name="P41" style:family="paragraph">
      <style:paragraph-properties fo:text-align="center" style:writing-mode="lr-tb"/>
      <style:text-properties fo:color="#2a6099" loext:opacity="100%" style:font-name="Hack Nerd Font Mono1" fo:font-size="11pt"/>
    </style:style>
    <style:style style:name="P42" style:family="paragraph">
      <loext:graphic-properties draw:fill-color="#dee6ef"/>
      <style:paragraph-properties fo:text-align="center" style:writing-mode="lr-tb"/>
      <style:text-properties fo:color="#2a6099" loext:opacity="100%" loext:color-lum-mod="100%" loext:color-lum-off="0%" style:font-name="Hack Nerd Font Mono1" fo:font-size="11pt"/>
    </style:style>
    <style:style style:name="T1" style:family="text">
      <style:text-properties fo:color="#2a6099" loext:opacity="100%" style:font-name="Hack Nerd Font Mono1" fo:font-size="14pt" style:font-size-asian="14pt" style:font-size-complex="14pt"/>
    </style:style>
    <style:style style:name="T2" style:family="text">
      <style:text-properties fo:color="#2a6099" loext:opacity="100%" style:font-name="Hack Nerd Font Mono1" fo:font-size="14pt"/>
    </style:style>
    <style:style style:name="T3" style:family="text">
      <style:text-properties fo:color="#00a933" loext:opacity="100%" style:font-name="Hack Nerd Font Mono1" fo:font-size="14pt"/>
    </style:style>
    <style:style style:name="T4" style:family="text">
      <style:text-properties fo:color="#158466" loext:opacity="100%" style:font-name="Hack Nerd Font Mono1" fo:font-size="8pt" fo:letter-spacing="-0.03cm" style:font-size-asian="8pt" style:font-size-complex="8pt"/>
    </style:style>
    <style:style style:name="T5" style:family="text">
      <style:text-properties fo:color="#00a933" loext:opacity="100%" style:font-name="Hack Nerd Font Mono1" fo:font-size="9pt"/>
    </style:style>
    <style:style style:name="T6" style:family="text">
      <style:text-properties fo:color="#00a933" loext:opacity="100%" style:font-name="Hack Nerd Font Mono1" fo:font-size="7pt" fo:letter-spacing="-0.03cm" style:font-size-asian="7pt" style:font-size-complex="7pt"/>
    </style:style>
    <style:style style:name="T7" style:family="text">
      <style:text-properties fo:color="#00a933" loext:opacity="100%" style:font-name="Hack Nerd Font Mono1" fo:font-size="7pt" style:font-size-asian="7pt" style:font-size-complex="7pt"/>
    </style:style>
    <style:style style:name="T8" style:family="text">
      <style:text-properties fo:color="#158466" loext:opacity="100%" style:font-name="Hack Nerd Font Mono1" fo:font-size="14pt"/>
    </style:style>
    <style:style style:name="T9" style:family="text">
      <style:text-properties fo:color="#158466" loext:opacity="100%" style:font-name="Hack Nerd Font Mono1" fo:font-size="8pt"/>
    </style:style>
    <style:style style:name="T10" style:family="text">
      <style:text-properties fo:font-variant="normal" fo:text-transform="none" fo:color="#00a933" loext:opacity="100%" style:text-outline="false" style:text-line-through-style="none" style:text-line-through-type="none" style:font-name="Hack Nerd Font Mono1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999999" loext:opacity="100%" fo:font-size="10pt"/>
    </style:style>
    <style:style style:name="T12" style:family="text">
      <style:text-properties fo:color="#2a6099" loext:opacity="100%" style:font-name="Hack Nerd Font Mono1" fo:font-size="10pt"/>
    </style:style>
    <style:style style:name="T13" style:family="text">
      <style:text-properties fo:font-variant="normal" fo:text-transform="none" fo:color="#2a6099" loext:opacity="100%" style:text-outline="false" style:text-line-through-style="none" style:text-line-through-type="none" style:font-name="Hack Nerd Font Mono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2a6099" loext:opacity="100%" style:font-name="Hack Nerd Font Mono1" fo:font-size="8pt"/>
    </style:style>
    <style:style style:name="T15" style:family="text">
      <style:text-properties fo:color="#00a933" loext:opacity="100%" style:font-name="Hack Nerd Font Mono1" fo:font-size="8pt"/>
    </style:style>
    <style:style style:name="T16" style:family="text">
      <style:text-properties fo:color="#00a933" loext:opacity="100%" style:font-name="Hack Nerd Font Mono1" fo:font-size="6pt" fo:letter-spacing="-0.03cm" style:font-size-asian="6pt" style:font-size-complex="6pt"/>
    </style:style>
    <style:style style:name="T17" style:family="text">
      <style:text-properties fo:color="#2a6099" loext:opacity="100%" style:font-name="Hack Nerd Font Mono1"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Base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4cm" svg:height="1.249cm" svg:x="1.957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4cm" svg:height="1.249cm" svg:x="1.957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4cm" svg:height="1.249cm" svg:x="1.957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4cm" svg:height="1.249cm" svg:x="1.957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4cm" svg:height="1.249cm" svg:x="7.786cm" svg:y="2.951cm">
          <text:p text:style-name="P7"><text:span text:style-name="T4">t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4cm" svg:height="1.249cm" svg:x="1.957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4cm" svg:height="1.249cm" svg:x="1.957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4.451cm">
          <text:p text:style-name="P3"><text:span text:style-name="T2">Z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214cm" svg:height="1.249cm" svg:x="7.036cm" svg:y="6.25cm">
          <text:p text:style-name="P9"><text:span text:style-name="T5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214cm" svg:height="1.249cm" svg:x="8.5cm" svg:y="6.5cm">
          <text:p text:style-name="P9"><text:span text:style-name="T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4cm" svg:height="1.249cm" svg:x="1.957cm" svg:y="1.4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U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É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J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14cm" svg:height="1.249cm" svg:x="1.957cm" svg:y="2.951cm">
          <text:p text:style-name="P5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I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4cm" svg:height="1.249cm" svg:x="1.957cm" svg:y="2.951cm">
          <text:p text:style-name="P11"><text:span text:style-name="T6">esc</text:span></text:p>
          <text:p text:style-name="P11"><text:span text:style-name="T6">linux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5cm" svg:height="1.249cm" svg:x="5cm" svg:y="6cm">
          <text:p text:style-name="P13"><text:span text:style-name="T7">;</text:span></text:p>
          <text:p text:style-name="P13"><text:span text:style-name="T7">alt</text:span>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5cm" svg:height="1.249cm" svg:x="6.75cm" svg:y="6.249cm">
          <text:p text:style-name="P13"><text:span text:style-name="T7">,</text:span></text:p>
          <text:p text:style-name="P13"><text:span text:style-name="T7">mous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W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Y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4.451cm">
          <text:p text:style-name="P3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1.75cm" svg:height="1.249cm" svg:x="8.5cm" svg:y="6.5cm">
          <text:p text:style-name="P13"><text:span text:style-name="T7">space</text:span></text:p>
          <text:p text:style-name="P13"><text:span text:style-name="T7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F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7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cm" svg:y="0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3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6" draw:layer="layout" svg:width="1.218cm" svg:height="1.249cm" svg:x="17.783cm" svg:y="1.451cm">
          <text:p text:style-name="P15"><text:span text:style-name="T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7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cm" svg:y="0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3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6" draw:layer="layout" svg:width="1.218cm" svg:height="1.249cm" svg:x="17.783cm" svg:y="1.451cm">
          <text:p text:style-name="P15"><text:span text:style-name="T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7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cm" svg:y="0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3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6" draw:layer="layout" svg:width="1.218cm" svg:height="1.249cm" svg:x="17.783cm" svg:y="1.451cm">
          <text:p text:style-name="P15"><text:span text:style-name="T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7cm" svg:y="1.2cm">
          <text:p text:style-name="P3"><text:span text:style-name="T2">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cm" svg:y="0.95cm">
          <text:p text:style-name="P3"><text:span text:style-name="T2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3cm" svg:y="1.2cm">
          <text:p text:style-name="P3"><text:span text:style-name="T2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8" draw:layer="layout" svg:width="1.218cm" svg:height="1.249cm" svg:x="17.783cm" svg:y="1.451cm">
          <text:p text:style-name="P17"><text:span text:style-name="T9">Bsp</text:span></text:p>
          <text:p text:style-name="P17"><text:span text:style-name="T9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 text:style-name="P3"><text:span text:style-name="T2">V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7cm" svg:y="2.7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cm" svg:y="2.4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3cm" svg:y="2.7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7cm" svg:y="2.7cm">
          <text:p text:style-name="P3"><text:span text:style-name="T2">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cm" svg:y="2.45cm">
          <text:p text:style-name="P3"><text:span text:style-name="T2">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3cm" svg:y="2.7cm">
          <text:p text:style-name="P3"><text:span text:style-name="T2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2.951cm">
          <text:p text:style-name="P3"><text:span text:style-name="T2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4.451cm">
          <text:p text:style-name="P3"><text:span text:style-name="T2">Q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7cm" svg:y="4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cm" svg:y="3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3cm" svg:y="4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4" draw:layer="layout" svg:width="1.524cm" svg:height="1.249cm" svg:x="14.476cm" svg:y="6cm">
          <text:p text:style-name="P13"><text:span text:style-name="T7">:</text:span></text:p>
          <text:p text:style-name="P13"><text:span text:style-name="T7">shif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0" draw:layer="layout" svg:width="1.5cm" svg:height="1.249cm" svg:x="12.75cm" svg:y="6.251cm">
          <text:p text:style-name="P19"><text:span text:style-name="T10">.</text:span></text:p>
          <text:p text:style-name="P19"><text:span text:style-name="T10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7cm" svg:y="4.2cm">
          <text:p text:style-name="P3"><text:span text:style-name="T2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cm" svg:y="3.95cm">
          <text:p text:style-name="P3"><text:span text:style-name="T2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3cm" svg:y="4.2cm">
          <text:p text:style-name="P3"><text:span text:style-name="T2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4" draw:layer="layout" svg:width="1.75cm" svg:height="1.249cm" svg:x="10.75cm" svg:y="6.5cm">
          <text:p text:style-name="P13"><text:span text:style-name="T7">enter</text:span></text:p>
          <text:p text:style-name="P21"><text:span text:style-name="T7">numeric</text:span></text:p>
          <draw:enhanced-geometry svg:viewBox="0 0 21600 21600" draw:mirror-horizontal="false" draw:type="rectangle" draw:enhanced-path="M 0 0 L 21600 0 21600 21600 0 21600 0 0 Z N"/>
        </draw:custom-shape>
        <draw:custom-shape draw:style-name="gr12" draw:text-style-name="P23" draw:layer="layout" svg:width="2.75cm" svg:height="0.5cm" svg:x="0cm" svg:y="0cm">
          <text:p text:style-name="P22"><text:span text:style-name="T11">Base</text:span></text:p>
          <draw:enhanced-geometry svg:viewBox="0 0 21600 21600" draw:type="rectangle" draw:enhanced-path="M 0 0 L 21600 0 21600 21600 0 21600 0 0 Z N"/>
        </draw:custom-shape>
      </draw:page>
      <draw:page draw:name="Raise" draw:style-name="dp1" draw:master-page-name="Default"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214cm" svg:height="1.249cm" svg:x="7.036cm" svg:y="6.25cm">
          <text:p text:style-name="P9"><text:span text:style-name="T5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214cm" svg:height="1.249cm" svg:x="8.5cm" svg:y="6.5cm">
          <text:p text:style-name="P9"><text:span text:style-name="T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4" draw:layer="layout" svg:width="1.219cm" svg:height="1.25cm" svg:x="13.367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cm" svg:y="0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3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7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cm" svg:y="0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3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7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cm" svg:y="0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3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7cm" svg:y="1.2cm">
          <text:p text:style-name="P3"><text:span text:style-name="T2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cm" svg:y="0.95cm">
          <text:p text:style-name="P3"><text:span text:style-name="T2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3cm" svg:y="1.2cm">
          <text:p text:style-name="P3"><text:span text:style-name="T2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7cm" svg:y="2.7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cm" svg:y="2.4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3cm" svg:y="2.7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 text:style-name="P3"><text:span text:style-name="T2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7cm" svg:y="2.7cm">
          <text:p text:style-name="P3"><text:span text:style-name="T2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cm" svg:y="2.45cm">
          <text:p text:style-name="P3"><text:span text:style-name="T2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3cm" svg:y="2.7cm">
          <text:p text:style-name="P3"><text:span text:style-name="T2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7cm" svg:y="4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cm" svg:y="3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3cm" svg:y="4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24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20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7cm" svg:y="4.2cm">
          <text:p text:style-name="P3"><text:span text:style-name="T2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cm" svg:y="3.95cm">
          <text:p text:style-name="P3"><text:span text:style-name="T2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3cm" svg:y="4.2cm">
          <text:p text:style-name="P3"><text:span text:style-name="T2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5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2" draw:text-style-name="P23" draw:layer="layout" svg:width="2.75cm" svg:height="0.5cm" svg:x="0cm" svg:y="0cm">
          <text:p text:style-name="P22"><text:span text:style-name="T11">Numeric</text:span></text:p>
          <draw:enhanced-geometry svg:viewBox="0 0 21600 21600" draw:type="rectangle" draw:enhanced-path="M 0 0 L 21600 0 21600 21600 0 21600 0 0 Z N"/>
        </draw:custom-shape>
      </draw:page>
      <draw:page draw:name="Mouse" draw:style-name="dp1" draw:master-page-name="Default"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214cm" svg:height="1.249cm" svg:x="7.036cm" svg:y="6.25cm">
          <text:p text:style-name="P9"><text:span text:style-name="T5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214cm" svg:height="1.249cm" svg:x="8.5cm" svg:y="6.5cm">
          <text:p text:style-name="P9"><text:span text:style-name="T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8" draw:layer="layout" svg:width="1.214cm" svg:height="1.25cm" svg:x="6.329cm" svg:y="1.2cm">
          <text:p text:style-name="P26"><text:span text:style-name="T12">Wh</text:span></text:p>
          <text:p text:style-name="P27"><text:span text:style-name="T12">→</text:span></text:p>
          <draw:enhanced-geometry svg:viewBox="0 0 21600 21600" draw:type="rectangle" draw:enhanced-path="M 0 0 L 21600 0 21600 21600 0 21600 0 0 Z N"/>
        </draw:custom-shape>
        <draw:custom-shape draw:style-name="gr3" draw:text-style-name="P28" draw:layer="layout" svg:width="1.215cm" svg:height="1.25cm" svg:x="4.871cm" svg:y="0.95cm">
          <text:p text:style-name="P26"><text:span text:style-name="T12">Wh</text:span></text:p>
          <text:p text:style-name="P27"><text:span text:style-name="T12">↓</text:span></text:p>
          <draw:enhanced-geometry svg:viewBox="0 0 21600 21600" draw:type="rectangle" draw:enhanced-path="M 0 0 L 21600 0 21600 21600 0 21600 0 0 Z N"/>
        </draw:custom-shape>
        <draw:custom-shape draw:style-name="gr15" draw:text-style-name="P29" draw:layer="layout" svg:width="1.215cm" svg:height="1.25cm" svg:x="3.414cm" svg:y="1.2cm">
          <text:p text:style-name="P27"><text:span text:style-name="T13">Wh </text:span><text:span text:style-name="T12">↑</text:span></text:p>
          <draw:enhanced-geometry svg:viewBox="0 0 21600 21600" draw:type="rectangle" draw:enhanced-path="M 0 0 L 21600 0 21600 21600 0 21600 0 0 Z N"/>
        </draw:custom-shape>
        <draw:custom-shape draw:style-name="gr1" draw:text-style-name="P28" draw:layer="layout" svg:width="1.214cm" svg:height="1.249cm" svg:x="1.957cm" svg:y="1.451cm">
          <text:p text:style-name="P26"><text:span text:style-name="T12">Wh</text:span></text:p>
          <text:p text:style-name="P27"><text:span text:style-name="T12">←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→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↓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↑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2.951cm">
          <text:p text:style-name="P3"><text:span text:style-name="T2">←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5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4" draw:layer="layout" svg:width="1.219cm" svg:height="1.25cm" svg:x="13.367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cm" svg:y="0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3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7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cm" svg:y="0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3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7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cm" svg:y="0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3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7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cm" svg:y="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3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7cm" svg:y="2.7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cm" svg:y="2.4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3cm" svg:y="2.7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3.367cm" svg:y="2.7cm">
          <text:p text:style-name="P30"><text:span text:style-name="T14">acl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4.83cm" svg:y="2.45cm">
          <text:p text:style-name="P30"><text:span text:style-name="T14">acl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6.293cm" svg:y="2.7cm">
          <text:p text:style-name="P30"><text:span text:style-name="T14">acl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7cm" svg:y="4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cm" svg:y="3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3cm" svg:y="4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4" draw:layer="layout" svg:width="1.524cm" svg:height="1.249cm" svg:x="14.476cm" svg:y="6cm">
          <text:p text:style-name="P13"><text:span text:style-name="T7">btn_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20" draw:layer="layout" svg:width="1.5cm" svg:height="1.249cm" svg:x="12.75cm" svg:y="6.251cm">
          <text:p text:style-name="P19"><text:span text:style-name="T10">btn_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7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cm" svg:y="3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3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31" draw:layer="layout" svg:width="1.218cm" svg:height="1.249cm" svg:x="17.783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14" draw:layer="layout" svg:width="1.432cm" svg:height="1.249cm" svg:x="11cm" svg:y="6.501cm">
          <text:p text:style-name="P13"><text:span text:style-name="T7">btn_1</text:span></text:p>
          <draw:enhanced-geometry svg:viewBox="0 0 21600 21600" draw:mirror-horizontal="false" draw:type="rectangle" draw:enhanced-path="M 0 0 L 21600 0 21600 21600 0 21600 0 0 Z N"/>
        </draw:custom-shape>
        <draw:custom-shape draw:style-name="gr12" draw:text-style-name="P23" draw:layer="layout" svg:width="2.75cm" svg:height="0.5cm" svg:x="0cm" svg:y="0cm">
          <text:p text:style-name="P22"><text:span text:style-name="T11">Mouse</text:span></text:p>
          <draw:enhanced-geometry svg:viewBox="0 0 21600 21600" draw:type="rectangle" draw:enhanced-path="M 0 0 L 21600 0 21600 21600 0 21600 0 0 Z N"/>
        </draw:custom-shape>
      </draw:page>
      <draw:page draw:name="Arrows" draw:style-name="dp1" draw:master-page-name="Default"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214cm" svg:height="1.249cm" svg:x="7.036cm" svg:y="6.25cm">
          <text:p text:style-name="P9"><text:span text:style-name="T5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214cm" svg:height="1.249cm" svg:x="8.5cm" svg:y="6.5cm">
          <text:p text:style-name="P9"><text:span text:style-name="T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31" draw:layer="layout" svg:width="1.219cm" svg:height="1.25cm" svg:x="13.367cm" svg:y="1.2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4.83cm" svg:y="0.95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6.293cm" svg:y="1.2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31" draw:layer="layout" svg:width="1.218cm" svg:height="1.249cm" svg:x="17.783cm" svg:y="1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3.367cm" svg:y="1.2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4.83cm" svg:y="0.95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6.293cm" svg:y="1.2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31" draw:layer="layout" svg:width="1.218cm" svg:height="1.249cm" svg:x="17.783cm" svg:y="1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3.367cm" svg:y="1.2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4.83cm" svg:y="0.95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6.293cm" svg:y="1.2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31" draw:layer="layout" svg:width="1.218cm" svg:height="1.249cm" svg:x="17.783cm" svg:y="1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3.367cm" svg:y="1.2cm">
          <text:p text:style-name="P30"><text:span text:style-name="T14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4.83cm" svg:y="0.95cm">
          <text:p text:style-name="P30"><text:span text:style-name="T14">Pg</text:span></text:p>
          <text:p text:style-name="P32"><text:span text:style-name="T14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6.293cm" svg:y="1.2cm">
          <text:p text:style-name="P30"><text:span text:style-name="T14">Pg</text:span></text:p>
          <text:p text:style-name="P32"><text:span text:style-name="T14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31" draw:layer="layout" svg:width="1.218cm" svg:height="1.249cm" svg:x="17.783cm" svg:y="1.451cm">
          <text:p text:style-name="P30"><text:span text:style-name="T14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7cm" svg:y="2.7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cm" svg:y="2.4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3cm" svg:y="2.7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7cm" svg:y="2.7cm">
          <text:p text:style-name="P33"><text:span text:style-name="T2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cm" svg:y="2.45cm">
          <text:p text:style-name="P33"><text:span text:style-name="T2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3cm" svg:y="2.7cm">
          <text:p text:style-name="P33"><text:span text:style-name="T2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2.951cm">
          <text:p text:style-name="P33"><text:span text:style-name="T2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7cm" svg:y="4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cm" svg:y="3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3cm" svg:y="4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4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34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7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4.83cm" svg:y="3.95cm">
          <text:p text:style-name="P30"><text:span text:style-name="T14">c(D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6.293cm" svg:y="4.2cm">
          <text:p text:style-name="P30"><text:span text:style-name="T14">c(U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14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2" draw:text-style-name="P23" draw:layer="layout" svg:width="2.75cm" svg:height="0.5cm" svg:x="0cm" svg:y="0cm">
          <text:p text:style-name="P22"><text:span text:style-name="T11">Arrows</text:span></text:p>
          <draw:enhanced-geometry svg:viewBox="0 0 21600 21600" draw:type="rectangle" draw:enhanced-path="M 0 0 L 21600 0 21600 21600 0 21600 0 0 Z N"/>
        </draw:custom-shape>
      </draw:page>
      <draw:page draw:name="Adjust" draw:style-name="dp1" draw:master-page-name="Default"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214cm" svg:height="1.249cm" svg:x="7.036cm" svg:y="6.25cm">
          <text:p text:style-name="P9"><text:span text:style-name="T5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214cm" svg:height="1.249cm" svg:x="8.5cm" svg:y="6.5cm">
          <text:p text:style-name="P9"><text:span text:style-name="T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5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31" draw:layer="layout" svg:width="1.219cm" svg:height="1.25cm" svg:x="13.367cm" svg:y="1.2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4.83cm" svg:y="0.95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6.293cm" svg:y="1.2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31" draw:layer="layout" svg:width="1.218cm" svg:height="1.249cm" svg:x="17.783cm" svg:y="1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3.367cm" svg:y="1.2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4.83cm" svg:y="0.95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6.293cm" svg:y="1.2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31" draw:layer="layout" svg:width="1.218cm" svg:height="1.249cm" svg:x="17.783cm" svg:y="1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3.367cm" svg:y="1.2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4.83cm" svg:y="0.95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6.293cm" svg:y="1.2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31" draw:layer="layout" svg:width="1.218cm" svg:height="1.249cm" svg:x="17.783cm" svg:y="1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3.367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4.83cm" svg:y="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6.293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31" draw:layer="layout" svg:width="1.218cm" svg:height="1.249cm" svg:x="17.783cm" svg:y="1.451cm">
          <text:p text:style-name="P30"><text:span text:style-name="T14">Vol</text:span></text:p>
          <text:p text:style-name="P30"><text:span text:style-name="T14">+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7cm" svg:y="2.7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cm" svg:y="2.4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3cm" svg:y="2.7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35" draw:layer="layout" svg:width="1.219cm" svg:height="1.25cm" svg:x="13.367cm" svg:y="2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35" draw:layer="layout" svg:width="1.219cm" svg:height="1.25cm" svg:x="14.83cm" svg:y="2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35" draw:layer="layout" svg:width="1.219cm" svg:height="1.25cm" svg:x="16.293cm" svg:y="2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36" draw:layer="layout" svg:width="1.218cm" svg:height="1.249cm" svg:x="17.783cm" svg:y="2.951cm">
          <text:p text:style-name="P32"><text:span text:style-name="T14">Vol</text:span></text:p>
          <text:p text:style-name="P32"><text:span text:style-name="T14">-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7cm" svg:y="4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cm" svg:y="3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3cm" svg:y="4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7.783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4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34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67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4.83cm" svg:y="3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1" draw:layer="layout" svg:width="1.219cm" svg:height="1.25cm" svg:x="16.293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31" draw:layer="layout" svg:width="1.218cm" svg:height="1.249cm" svg:x="17.783cm" svg:y="4.451cm">
          <text:p text:style-name="P30"><text:span text:style-name="T14">mut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14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2" draw:text-style-name="P23" draw:layer="layout" svg:width="2.75cm" svg:height="0.5cm" svg:x="0cm" svg:y="0cm">
          <text:p text:style-name="P22"><text:span text:style-name="T11">Adjust</text:span></text:p>
          <draw:enhanced-geometry svg:viewBox="0 0 21600 21600" draw:type="rectangle" draw:enhanced-path="M 0 0 L 21600 0 21600 21600 0 21600 0 0 Z N"/>
        </draw:custom-shape>
      </draw:page>
      <draw:page draw:name="FN" draw:style-name="dp1" draw:master-page-name="Default">
        <draw:custom-shape draw:style-name="gr25" draw:text-style-name="P38" draw:layer="layout" svg:width="1.464cm" svg:height="1.249cm" svg:x="7.786cm" svg:y="1.451cm">
          <text:p text:style-name="P37"><text:span text:style-name="T15">prin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5" draw:text-style-name="P40" draw:layer="layout" svg:width="1.464cm" svg:height="1.249cm" svg:x="7.786cm" svg:y="2.951cm">
          <text:p text:style-name="P39"><text:span text:style-name="T16">s(print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1.46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214cm" svg:height="1.249cm" svg:x="7.036cm" svg:y="6.25cm">
          <text:p text:style-name="P9"><text:span text:style-name="T5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214cm" svg:height="1.249cm" svg:x="8.5cm" svg:y="6.5cm">
          <text:p text:style-name="P9"><text:span text:style-name="T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5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42" draw:layer="layout" svg:width="1.219cm" svg:height="1.25cm" svg:x="13.367cm" svg:y="1.2cm">
          <text:p text:style-name="P41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2" draw:layer="layout" svg:width="1.219cm" svg:height="1.25cm" svg:x="14.83cm" svg:y="0.95cm">
          <text:p text:style-name="P41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2" draw:layer="layout" svg:width="1.219cm" svg:height="1.25cm" svg:x="16.293cm" svg:y="1.2cm">
          <text:p text:style-name="P41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2" draw:layer="layout" svg:width="1.218cm" svg:height="1.249cm" svg:x="17.783cm" svg:y="1.451cm">
          <text:p text:style-name="P41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2" draw:layer="layout" svg:width="1.219cm" svg:height="1.25cm" svg:x="13.367cm" svg:y="1.2cm">
          <text:p text:style-name="P41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2" draw:layer="layout" svg:width="1.219cm" svg:height="1.25cm" svg:x="14.83cm" svg:y="0.95cm">
          <text:p text:style-name="P41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2" draw:layer="layout" svg:width="1.219cm" svg:height="1.25cm" svg:x="16.293cm" svg:y="1.2cm">
          <text:p text:style-name="P41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2" draw:layer="layout" svg:width="1.218cm" svg:height="1.249cm" svg:x="17.783cm" svg:y="1.451cm">
          <text:p text:style-name="P41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2" draw:layer="layout" svg:width="1.219cm" svg:height="1.25cm" svg:x="13.367cm" svg:y="1.2cm">
          <text:p text:style-name="P41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2" draw:layer="layout" svg:width="1.219cm" svg:height="1.25cm" svg:x="14.83cm" svg:y="0.95cm">
          <text:p text:style-name="P41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2" draw:layer="layout" svg:width="1.219cm" svg:height="1.25cm" svg:x="16.293cm" svg:y="1.2cm">
          <text:p text:style-name="P41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2" draw:layer="layout" svg:width="1.218cm" svg:height="1.249cm" svg:x="17.783cm" svg:y="1.451cm">
          <text:p text:style-name="P41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2" draw:layer="layout" svg:width="1.219cm" svg:height="1.25cm" svg:x="13.367cm" svg:y="1.2cm">
          <text:p text:style-name="P41"><text:span text:style-name="T17">F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2" draw:layer="layout" svg:width="1.219cm" svg:height="1.25cm" svg:x="14.83cm" svg:y="0.95cm">
          <text:p text:style-name="P41"><text:span text:style-name="T17">F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2" draw:layer="layout" svg:width="1.219cm" svg:height="1.25cm" svg:x="16.293cm" svg:y="1.2cm">
          <text:p text:style-name="P41"><text:span text:style-name="T17">F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2" draw:layer="layout" svg:width="1.218cm" svg:height="1.249cm" svg:x="17.783cm" svg:y="1.451cm">
          <text:p text:style-name="P41"><text:span text:style-name="T17">F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2" draw:layer="layout" svg:width="1.219cm" svg:height="1.25cm" svg:x="13.367cm" svg:y="2.7cm">
          <text:p text:style-name="P41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2" draw:layer="layout" svg:width="1.219cm" svg:height="1.25cm" svg:x="14.83cm" svg:y="2.45cm">
          <text:p text:style-name="P41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2" draw:layer="layout" svg:width="1.219cm" svg:height="1.25cm" svg:x="16.293cm" svg:y="2.7cm">
          <text:p text:style-name="P41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2" draw:layer="layout" svg:width="1.218cm" svg:height="1.249cm" svg:x="17.783cm" svg:y="2.951cm">
          <text:p text:style-name="P41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2" draw:layer="layout" svg:width="1.219cm" svg:height="1.25cm" svg:x="13.367cm" svg:y="2.7cm">
          <text:p text:style-name="P41"><text:span text:style-name="T17">F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2" draw:layer="layout" svg:width="1.219cm" svg:height="1.25cm" svg:x="14.83cm" svg:y="2.45cm">
          <text:p text:style-name="P41"><text:span text:style-name="T17">F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2" draw:layer="layout" svg:width="1.219cm" svg:height="1.25cm" svg:x="16.293cm" svg:y="2.7cm">
          <text:p text:style-name="P41"><text:span text:style-name="T17">F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2" draw:layer="layout" svg:width="1.218cm" svg:height="1.249cm" svg:x="17.783cm" svg:y="2.951cm">
          <text:p text:style-name="P41"><text:span text:style-name="T17">F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2" draw:layer="layout" svg:width="1.219cm" svg:height="1.25cm" svg:x="13.367cm" svg:y="4.2cm">
          <text:p text:style-name="P41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2" draw:layer="layout" svg:width="1.219cm" svg:height="1.25cm" svg:x="14.83cm" svg:y="3.95cm">
          <text:p text:style-name="P41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2" draw:layer="layout" svg:width="1.219cm" svg:height="1.25cm" svg:x="16.293cm" svg:y="4.2cm">
          <text:p text:style-name="P41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2" draw:layer="layout" svg:width="1.218cm" svg:height="1.249cm" svg:x="17.783cm" svg:y="4.451cm">
          <text:p text:style-name="P41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4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7" draw:text-style-name="P20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2" draw:layer="layout" svg:width="1.219cm" svg:height="1.25cm" svg:x="13.367cm" svg:y="4.2cm">
          <text:p text:style-name="P41"><text:span text:style-name="T17">F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2" draw:layer="layout" svg:width="1.219cm" svg:height="1.25cm" svg:x="14.83cm" svg:y="3.95cm">
          <text:p text:style-name="P41"><text:span text:style-name="T17">F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2" draw:layer="layout" svg:width="1.219cm" svg:height="1.25cm" svg:x="16.293cm" svg:y="4.2cm">
          <text:p text:style-name="P41"><text:span text:style-name="T17">F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2" draw:layer="layout" svg:width="1.218cm" svg:height="1.249cm" svg:x="17.783cm" svg:y="4.451cm">
          <text:p text:style-name="P41"><text:span text:style-name="T17">F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5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2" draw:text-style-name="P23" draw:layer="layout" svg:width="2.75cm" svg:height="0.5cm" svg:x="0cm" svg:y="0cm">
          <text:p text:style-name="P22"><text:span text:style-name="T11">F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variable"/>
    <style:font-face style:name="Hack Nerd Font Mono1" svg:font-family="'Hack Nerd Font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8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3-01-01T14:58:20.120150671</dc:date>
    <meta:editing-duration>PT22H18M28S</meta:editing-duration>
    <meta:editing-cycles>24</meta:editing-cycles>
    <meta:generator>LibreOffice/7.4.3.2$Linux_X86_64 LibreOffice_project/40$Build-2</meta:generator>
    <meta:document-statistic meta:object-count="812"/>
  </office:meta>
</office:document-meta>
</file>